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bcfa06"/>
    </style:style>
    <style:style style:name="P15" style:family="paragraph" style:parent-style-name="Text_20_body" style:list-style-name="L3">
      <style:text-properties officeooo:paragraph-rsid="00bea7ad"/>
    </style:style>
    <style:style style:name="P16" style:family="paragraph" style:parent-style-name="Text_20_body" style:list-style-name="L3">
      <style:text-properties officeooo:paragraph-rsid="002ceae4"/>
    </style:style>
    <style:style style:name="P17" style:family="paragraph" style:parent-style-name="Text_20_body" style:list-style-name="L3">
      <style:text-properties officeooo:paragraph-rsid="00970332"/>
    </style:style>
    <style:style style:name="P18" style:family="paragraph" style:parent-style-name="Text_20_body" style:list-style-name="L3">
      <style:text-properties officeooo:paragraph-rsid="009e2dfb"/>
    </style:style>
    <style:style style:name="P19" style:family="paragraph" style:parent-style-name="Text_20_body" style:list-style-name="L3">
      <style:text-properties officeooo:paragraph-rsid="00a073c0"/>
    </style:style>
    <style:style style:name="P20" style:family="paragraph" style:parent-style-name="Text_20_body" style:list-style-name="L3">
      <style:text-properties officeooo:paragraph-rsid="00a26e62"/>
    </style:style>
    <style:style style:name="P21" style:family="paragraph" style:parent-style-name="Text_20_body" style:list-style-name="L3">
      <style:text-properties officeooo:paragraph-rsid="00ad648a"/>
    </style:style>
    <style:style style:name="P22" style:family="paragraph" style:parent-style-name="Text_20_body" style:list-style-name="L3">
      <style:text-properties officeooo:paragraph-rsid="00b79715"/>
    </style:style>
    <style:style style:name="P23" style:family="paragraph" style:parent-style-name="Text_20_body" style:list-style-name="L3">
      <style:text-properties officeooo:rsid="00b04ca0" officeooo:paragraph-rsid="00c322ab"/>
    </style:style>
    <style:style style:name="P24" style:family="paragraph" style:parent-style-name="Text_20_body" style:list-style-name="L3">
      <style:text-properties officeooo:rsid="00b04ca0" officeooo:paragraph-rsid="00b79715"/>
    </style:style>
    <style:style style:name="P25" style:family="paragraph" style:parent-style-name="Text_20_body" style:list-style-name="L3">
      <style:text-properties officeooo:rsid="00db78ce" officeooo:paragraph-rsid="00db78ce"/>
    </style:style>
    <style:style style:name="P26" style:family="paragraph" style:parent-style-name="Text_20_body" style:list-style-name="L4">
      <style:text-properties officeooo:paragraph-rsid="00d29248"/>
    </style:style>
    <style:style style:name="P27" style:family="paragraph" style:parent-style-name="Text_20_body" style:list-style-name="L4">
      <style:text-properties officeooo:paragraph-rsid="00d3221b"/>
    </style:style>
    <style:style style:name="P28" style:family="paragraph" style:parent-style-name="Text_20_body" style:list-style-name="L4">
      <style:text-properties officeooo:paragraph-rsid="010df2c8"/>
    </style:style>
    <style:style style:name="P29" style:family="paragraph" style:parent-style-name="Text_20_body" style:list-style-name="L5">
      <style:text-properties officeooo:paragraph-rsid="00e4b764"/>
    </style:style>
    <style:style style:name="P30" style:family="paragraph" style:parent-style-name="Text_20_body" style:list-style-name="L5">
      <style:text-properties officeooo:rsid="00d8b1a1" officeooo:paragraph-rsid="00e4b764"/>
    </style:style>
    <style:style style:name="P31" style:family="paragraph" style:parent-style-name="Text_20_body" style:list-style-name="L5">
      <style:text-properties officeooo:rsid="00e7d4eb" officeooo:paragraph-rsid="00e7d4eb"/>
    </style:style>
    <style:style style:name="P32" style:family="paragraph" style:parent-style-name="Text_20_body" style:list-style-name="L6"/>
    <style:style style:name="P33" style:family="paragraph" style:parent-style-name="Text_20_body" style:list-style-name="L6">
      <style:text-properties officeooo:paragraph-rsid="013abf46"/>
    </style:style>
    <style:style style:name="P34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5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6" style:family="paragraph" style:parent-style-name="Text_20_body" style:list-style-name="L6">
      <style:text-properties officeooo:rsid="013513d3" officeooo:paragraph-rsid="013abf46"/>
    </style:style>
    <style:style style:name="P37" style:family="paragraph" style:parent-style-name="Text_20_body" style:list-style-name="L6">
      <style:text-properties officeooo:rsid="01339102" officeooo:paragraph-rsid="013abf46"/>
    </style:style>
    <style:style style:name="P38" style:family="paragraph" style:parent-style-name="Text_20_body" style:list-style-name="L6">
      <style:text-properties officeooo:rsid="007f87a9" officeooo:paragraph-rsid="013abf46"/>
    </style:style>
    <style:style style:name="P39" style:family="paragraph" style:parent-style-name="Text_20_body" style:list-style-name="L6">
      <style:text-properties officeooo:rsid="00710739" officeooo:paragraph-rsid="013abf46"/>
    </style:style>
    <style:style style:name="P40" style:family="paragraph" style:parent-style-name="Text_20_body" style:list-style-name="L6">
      <style:text-properties officeooo:rsid="007779b5" officeooo:paragraph-rsid="013abf46"/>
    </style:style>
    <style:style style:name="P41" style:family="paragraph" style:parent-style-name="Text_20_body" style:list-style-name="L6">
      <style:text-properties officeooo:rsid="009abba4" officeooo:paragraph-rsid="013abf46"/>
    </style:style>
    <style:style style:name="P42" style:family="paragraph" style:parent-style-name="Text_20_body" style:list-style-name="L6">
      <style:text-properties officeooo:rsid="0031ef6d" officeooo:paragraph-rsid="013abf46"/>
    </style:style>
    <style:style style:name="P43" style:family="paragraph" style:parent-style-name="Text_20_body" style:list-style-name="L6">
      <style:text-properties officeooo:rsid="008f7630" officeooo:paragraph-rsid="013abf46"/>
    </style:style>
    <style:style style:name="P44" style:family="paragraph" style:parent-style-name="Text_20_body" style:list-style-name="L7">
      <style:text-properties officeooo:paragraph-rsid="003bb0e8"/>
    </style:style>
    <style:style style:name="P45" style:family="paragraph" style:parent-style-name="Text_20_body" style:list-style-name="L7">
      <style:text-properties officeooo:paragraph-rsid="003e6a22"/>
    </style:style>
    <style:style style:name="P46" style:family="paragraph" style:parent-style-name="Text_20_body" style:list-style-name="L7">
      <style:text-properties officeooo:paragraph-rsid="0046d56f"/>
    </style:style>
    <style:style style:name="P47" style:family="paragraph" style:parent-style-name="Text_20_body" style:list-style-name="L7">
      <style:text-properties officeooo:paragraph-rsid="0059ce6e"/>
    </style:style>
    <style:style style:name="P48" style:family="paragraph" style:parent-style-name="Text_20_body" style:list-style-name="L7">
      <style:text-properties officeooo:paragraph-rsid="005dbff6"/>
    </style:style>
    <style:style style:name="P49" style:family="paragraph" style:parent-style-name="Text_20_body" style:list-style-name="L7">
      <style:text-properties officeooo:rsid="003e6a22" officeooo:paragraph-rsid="003e6a22"/>
    </style:style>
    <style:style style:name="P50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611c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9044272" text:id="ct69044272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3845793794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0">Персони</text:p>
          <text:list>
            <text:list-item>
              <text:p text:style-name="P10">Неідентифіковані</text:p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728923611" text:style-name="L2">
        <text:list-item>
          <text:list>
            <text:list-item>
              <text:p text:style-name="P12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3597033553" text:style-name="L3">
        <text:list-item>
          <text:p text:style-name="P13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3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3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4"><text:soft-page-break/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6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7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18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19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0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1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1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2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3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4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5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2900635028" text:style-name="L4">
        <text:list-item>
          <text:p text:style-name="P26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7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28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28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2017765019" text:style-name="L5">
        <text:list-item>
          <text:p text:style-name="P30">Доступні ліки</text:p>
          <text:list>
            <text:list-item>
              <text:p text:style-name="P29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1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1181767650" text:style-name="L6">
        <text:list-item>
          <text:p text:style-name="P33"><text:span text:style-name="T28">К</text:span><text:span text:style-name="T29">абінет міністрів </text:span></text:p>
          <text:list>
            <text:list-item>
              <text:p text:style-name="P34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4"><text:span text:style-name="T28">НСЗУ</text:span><text:span text:style-name="T37"> інформація </text:span></text:p>
          <text:list>
            <text:list-item>
              <text:p text:style-name="P32"><text:span text:style-name="T57">Технічні зізвони</text:span><text:change-start text:change-id="ct69044272"/><text:span text:style-name="T57"> </text:span><text:change-end text:change-id="ct69044272"/></text:p>
              <text:list>
                <text:list-item>
                  <text:p text:style-name="P35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3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3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3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3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3"><text:soft-page-break/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4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4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4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4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4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3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3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3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</text:list-item>
                <text:list-item>
                  <text:p text:style-name="P33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3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3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4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6">apiary</text:p>
              <text:list>
                <text:list-item>
                  <text:p text:style-name="P36"><text:a xlink:type="simple" xlink:href="https://ehealthmedicaleventsapi.docs.apiary.io/" text:style-name="Internet_20_link" text:visited-style-name="Visited_20_Internet_20_Link">https://ehealthmedicaleventsapi.docs.apiary.io/</text:a>#</text:p>
                </text:list-item>
                <text:list-item>
                  <text:p text:style-name="P36"><text:a xlink:type="simple" xlink:href="https://medicaleventsmisapi.docs.apiary.io/" text:style-name="Internet_20_link" text:visited-style-name="Visited_20_Internet_20_Link">https://medicaleventsmisapi.docs.apiary.io/</text:a>#</text:p>
                  <text:list>
                    <text:list-item>
                      <text:p text:style-name="P36"><text:a xlink:type="simple" xlink:href="https://ehealthmisapi1.docs.apiary.io/" text:style-name="Internet_20_link" text:visited-style-name="Visited_20_Internet_20_Link">https://ehealthmisapi1.docs.apiary.io/</text:a>#</text:p>
                    </text:list-item>
                    <text:list-item>
                      <text:p text:style-name="P36"/>
                    </text:list-item>
                  </text:list>
                </text:list-item>
              </text:list>
            </text:list-item>
            <text:list-item>
              <text:p text:style-name="P37">github</text:p>
              <text:list>
                <text:list-item>
                  <text:p text:style-name="P37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3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3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8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8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8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3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3"><text:soft-page-break/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3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37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3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33"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33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9">Зміст</text:p>
                  <text:list>
                    <text:list-item>
                      <text:p text:style-name="P40">Загальні, безпека, функціональні вимоги.</text:p>
                    </text:list-item>
                    <text:list-item>
                      <text:p text:style-name="P41">(3.1.) Модуль “Робоче місце лікаря первинної медичної допомоги”</text:p>
                    </text:list-item>
                    <text:list-item>
                      <text:p text:style-name="P42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2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42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42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42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2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2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3"><text:span text:style-name="T22">Асоціація МІС</text:span> інформація</text:p>
          <text:list>
            <text:list-item>
              <text:p text:style-name="P43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3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3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647653155" text:style-name="L7">
        <text:list-item>
          <text:p text:style-name="P44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5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6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7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49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9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8"><text:soft-page-break/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49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0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5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/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28T17:27:39.685117858</dc:date>
    <meta:editing-duration>P4DT12H14M17S</meta:editing-duration>
    <meta:editing-cycles>298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6" meta:paragraph-count="129" meta:word-count="780" meta:character-count="5900" meta:non-whitespace-character-count="5325"/>
  </office:meta>
</office:document-meta>
</file>